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3"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5 Arithmetic Operators </text:h>
      <text:p text:style-name="P1"/>
      <text:h text:style-name="Heading_20_2" text:outline-level="2">Arithmetic Operators </text:h>
      <text:p text:style-name="P1"/>
      <text:p text:style-name="P1">The Table 6.1 lists all the arithmetic operators in FreeBasic. In the table below, theoperators will work on two or more expressions, where expression is a number, variableor another expression. The square brackets in the syntax column indicate optionaladditional expressions. </text:p>
      <text:p text:style-name="P1"/>
      <text:p text:style-name="P1">Function Syntax Comment </text:p>
      <text:p text:style-name="P1">+ (Addition) B = expression +</text:p>
      <text:p text:style-name="P1">expression [ + expression…] </text:p>
      <text:p text:style-name="P1">Returns the sum of two or </text:p>
      <text:p text:style-name="P1">more expressions.</text:p>
      <text:p text:style-name="P1">Expression can be anumber, variable or another </text:p>
      <text:p text:style-name="P1">expression. </text:p>
      <text:p text:style-name="P1">- (Subtraction) B = expression – expression[ - expression…] </text:p>
      <text:p text:style-name="P1">Returns the difference </text:p>
      <text:p text:style-name="P1">between two or more </text:p>
      <text:p text:style-name="P1">expressions. </text:p>
      <text:p text:style-name="P1">* (Multiplication) B = expression * expression[ * expression…] </text:p>
      <text:p text:style-name="P1">Returns the product of twoor more expressions. </text:p>
      <text:p text:style-name="P1">/ (Division) B = expression / expression[ / expression…] </text:p>
      <text:p text:style-name="P1">Returns the division of two </text:p>
      <text:p text:style-name="P1">or more expression. Theresult implicitly converted tothe target data type. That is,</text:p>
      <text:p text:style-name="P1">if B is an integer, the resultwill be rounded, if B is a </text:p>
      <text:p text:style-name="P1">double or single, the resultwill be a decimal number. </text:p>
      <text:p text:style-name="P1">Note: If the second </text:p>
      <text:p text:style-name="P1">expression evaluates to zero(0), then a runtime error will </text:p>
      <text:p text:style-name="P1">occur. </text:p>
      <text:p text:style-name="P1">\ (Integer Division) B = expression \ expression[ \ expression…] </text:p>
      <text:p text:style-name="P1">Returns the integer result ofdivision of two or more </text:p>
      <text:p text:style-name="P1">expressions. The result isimplicitly converted to aninteger. </text:p>
      <text:p text:style-name="P1">Note: If the second </text:p>
      <text:p text:style-name="P1">expression evaluates to zero(0), then a runtime error will </text:p>
      <text:p text:style-name="P1">occur. </text:p>
      <text:p text:style-name="P1">^ (Exponentiation) B = expression^value Returns the result of raisingexpression to the power ofvalue. That is 2^2 = 2*2. </text:p>
      <text:p text:style-name="P1">MOD (Modulo) B = expression MOD Returns the remainder of </text:p>
      <text:p text:style-name="P1"/>
      <text:p text:style-name="P1"/>
      <text:p text:style-name="P2"/>
      <text:p text:style-name="P1">Function Syntax Comment </text:p>
      <text:p text:style-name="P1">expression the implicit division of theexpressions as an integerresult. If expression is adecimal value, expression isrounded before the division. </text:p>
      <text:p text:style-name="P1">- (Negation) B = - expression Returns the negated valueof expression. This is thesame as multiplying by –1. Ifexpression is positive, B willnegative. If expression isnegative, B will positive. </text:p>
      <text:p text:style-name="P1">( ) (Parenthesis) B = expression operator </text:p>
      <text:p text:style-name="P1">( expression [operatorexpression [ (…]) </text:p>
      <text:p text:style-name="P1">Forces evaluation of </text:p>
      <text:p text:style-name="P1">expression. Parenthesis canbe nested, but must be </text:p>
      <text:p text:style-name="P1">closed properly or a compileerror will occur. </text:p>
      <text:p text:style-name="P1"/>
      <text:p text:style-name="P1">Table 5.1: Arithmetic Operators </text:p>
      <text:p text:style-name="P1"/>
      <text:p text:style-name="P1">You should be familiar with most of these operators from math class. Integerdivision is used when you are not concerned about the remainder of the division process.</text:p>
      <text:p text:style-name="P1">The Mod operator has several uses including executing some code only at certain times,</text:p>
      <text:p text:style-name="P1">and for creating wrap-around functions such as are likely to occur when a sprite reachesthe edge of the screen and needs to wrap around to the other side. </text:p>
      <text:p text:style-name="P1"/>
      <text:p text:style-name="P1">When using these operators together in single statement, you must b aware ofhow FreeBasic evaluates the expression. For example, does 5 + 6 * 3 equal 33 or does itequal 23? FreeBasic evaluates expressions based on precedence rules, that is, rules thatdescribe what gets evaluated when. Table 6.2 lists the precedence rules for thearithmetic operators. The order of precedence is the same order as the listing; that is thetop row has the highest precedence, while lower rows have lower precedence. </text:p>
      <text:p text:style-name="P1"/>
      <text:p text:style-name="P1">Operator </text:p>
      <text:p text:style-name="P1">( ) (Parenthesis) </text:p>
      <text:p text:style-name="P1">^ (Exponentiation) </text:p>
      <text:p text:style-name="P1">- (Negation) </text:p>
      <text:p text:style-name="P1">*, / (Multiplication and division) </text:p>
      <text:p text:style-name="P1">\ (Integer division) </text:p>
      <text:p text:style-name="P1">MOD (Modulus) </text:p>
      <text:p text:style-name="P1">SHL, SHR (Shift bit left and shift bit right) </text:p>
      <text:p text:style-name="P1">+, - (Addition and subtraction) </text:p>
      <text:p text:style-name="P1"/>
      <text:p text:style-name="P1">Table 5.2: Precedence of Arithmetic Operators </text:p>
      <text:p text:style-name="P1"/>
      <text:p text:style-name="P1"/>
      <text:p text:style-name="P1">The SHL and SHR operators will be discussed in the next section, BitwiseOperators. They are included here to show where they fall in the precedence rules. </text:p>
      <text:p text:style-name="P1"/>
      <text:p text:style-name="P1">Looking at the table and the equation 5 + 6 * 3 you can see that this will evaluateto 23 not 33, since multiplication has a higher precedence then addition. The compilerwill read the expression from left to right, pushing values onto an internal stack until itcan resolve part or all of the equation. For this equation 5 will be read and pushed, thenthe + operator will be read and pushed onto the stack. Since the + operator requires <text:soft-page-break/>twooperands, the compiler will read the next element of the expression which will be the *</text:p>
      <text:p text:style-name="P1">operator. This operator also requires two operands, so * will be pushed onto the stack andthe 3 will be read. Since * takes priority over +, the 6 and 3 will be multiplied, and thatvalue will be stored on the stack. At this point there is a 5, + and 18 on the stack. Sincethere is only one operator left and two operands, the 5 and 18 will be added together tomake 23, which will be returned as the result of the expression. </text:p>
      <text:p text:style-name="P1"/>
      <text:p text:style-name="P1">If you wanted to make sure that 5 + 6 gets evaluated first, then you would useparenthesis to force the evaluation. You would write the parenthesized expression as (5 +</text:p>
      <text:p text:style-name="P1">6) * 3. Since the parenthesis have the highest precedence, the expression they containwill be evaluated before the multiplication. The evaluation process here is the same asthe previous process. The ( is treated as an operator and is pushed onto the stack. The 5,</text:p>
      <text:p text:style-name="P1">+, and 6 are read followed by the ). The ) signals the end of the parenthesis operation, sothe 5 and 6 are added together and pushed onto the stack. The * is read along with the 3.</text:p>
      <text:p text:style-name="P1">The stack at this point contains an 11, * and 3. The 11 and 3 are multiplied together and33 is returned as the result of the evaluation. </text:p>
      <text:p text:style-name="P1"/>
      <text:p text:style-name="P1">You can also embed parenthesis within parenthesis. Each time the compilerencounters a (, it begins a new parenthesis operation. When it encounters a ), the last ( isused to evaluate the items contained within the ( and ) and that result is either placed onthe stack for further evaluation or returned as a result. Each ( must be match to a ) or acompiler error will occur. </text:p>
      <text:p text:style-name="P1"/>
      <text:p text:style-name="P1">The following program demonstrates both implicit evaluation and forcedevaluation. </text:p>
      <text:p text:style-name="P1"/>
      <text:list xml:id="list5065103600017378627" text:style-name="Numbering_20_2">
        <text:list-item>
          <text:p text:style-name="_5f_code">Option Explicit </text:p>
        </text:list-item>
        <text:list-item>
          <text:p text:style-name="_5f_code"/>
        </text:list-item>
        <text:list-item>
          <text:p text:style-name="_5f_code">Dim As Integer myInt </text:p>
        </text:list-item>
        <text:list-item>
          <text:p text:style-name="_5f_code"/>
        </text:list-item>
        <text:list-item>
          <text:p text:style-name="_5f_code">'Let compiler evaluate expression according to precedence </text:p>
        </text:list-item>
        <text:list-item>
          <text:p text:style-name="_5f_code">myInt = 5 + 6 * 3 <text:s/></text:p>
        </text:list-item>
        <text:list-item>
          <text:p text:style-name="_5f_code">Print "Expression 5 + 6 * 3 = ";myInt </text:p>
        </text:list-item>
        <text:list-item>
          <text:p text:style-name="_5f_code"/>
        </text:list-item>
        <text:list-item>
          <text:p text:style-name="_5f_code">'Force evaluation </text:p>
        </text:list-item>
        <text:list-item>
          <text:p text:style-name="_5f_code">myInt = (5 + 6) * 3 </text:p>
        </text:list-item>
        <text:list-item>
          <text:p text:style-name="_5f_code">Print "Expression (5 + 6) * 3 = ";myInt </text:p>
        </text:list-item>
        <text:list-item>
          <text:p text:style-name="_5f_code"/>
        </text:list-item>
        <text:list-item>
          <text:p text:style-name="_5f_code">'Wait for keypress </text:p>
        </text:list-item>
        <text:list-item>
          <text:p text:style-name="_5f_code"><text:s/></text:p>
        </text:list-item>
        <text:list-item>
          <text:p text:style-name="_5f_code">Sleep </text:p>
        </text:list-item>
        <text:list-item>
          <text:p text:style-name="_5f_code"><text:s/></text:p>
        </text:list-item>
        <text:list-item>
          <text:p text:style-name="_5f_code">End </text:p>
        </text:list-item>
        <text:list-item>
          <text:p text:style-name="_5f_code"/>
        </text:list-item>
      </text:list>
      <text:p text:style-name="P1"/>
      <text:p text:style-name="P1">Listing 5.1: precedence.bas </text:p>
      <text:p text:style-name="P1"/>
      <text:p text:style-name="P1"/>
      <text:p text:style-name="P1"><text:tab/>Analysis: As always we open the program with Option Explicit in line 1 and declarethe working variables in line 3. In line 6 the compiler evaluates the math expressionaccording to precedence rules and stores the result in myInt, which is printed to theconsole window in line 7. In line 10, parenthesis are used to force the evaluation of <text:soft-page-break/>theexpression which is printed to the console screen in line 11. Lines 14 and 15 close theprogram in the usual way. </text:p>
      <text:p text:style-name="P1"/>
      <text:p text:style-name="P1">As you can see from the output below, using parenthesis allows you to control theevaluation of the expression. </text:p>
      <text:p text:style-name="P1"/>
      <text:p text:style-name="P1">Expression 5 + 6 * 3 = 23 </text:p>
      <text:p text:style-name="P1">Expression (5 + 6) * 3 = 33 </text:p>
      <text:p text:style-name="P1"/>
      <text:p text:style-name="P1"/>
      <text:p text:style-name="P1">Output 5.1: precedence.bas </text:p>
      <text:p text:style-name="P1"/>
      <text:p text:style-name="P1">What about the case where tow operators are used that have the sameprecedence level? How does FreeBasic evaluate the expression? To find out, run thefollowing program. </text:p>
      <text:p text:style-name="P1"/>
      <text:list xml:id="list220615059362039" text:continue-numbering="true" text:style-name="Numbering_20_2">
        <text:list-item>
          <text:p text:style-name="_5f_code"><text:s/>Option Explicit </text:p>
        </text:list-item>
        <text:list-item>
          <text:p text:style-name="_5f_code"><text:s/></text:p>
        </text:list-item>
        <text:list-item>
          <text:p text:style-name="_5f_code"><text:s/>Dim As Integer myInt </text:p>
        </text:list-item>
        <text:list-item>
          <text:p text:style-name="_5f_code"><text:s/></text:p>
        </text:list-item>
        <text:list-item>
          <text:p text:style-name="_5f_code"><text:s/>'Expression 1 </text:p>
        </text:list-item>
        <text:list-item>
          <text:p text:style-name="_5f_code"><text:s/>myInt = 3 + 5 4 </text:p>
        </text:list-item>
        <text:list-item>
          <text:p text:style-name="_5f_code"><text:s/></text:p>
        </text:list-item>
        <text:list-item>
          <text:p text:style-name="_5f_code"><text:s/>Print "Expression 1: 3 + 5 4 is";myInt </text:p>
        </text:list-item>
        <text:list-item>
          <text:p text:style-name="_5f_code"><text:s/></text:p>
        </text:list-item>
        <text:list-item>
          <text:p text:style-name="_5f_code"><text:s/>'Expression 2 </text:p>
        </text:list-item>
        <text:list-item>
          <text:p text:style-name="_5f_code"><text:s/>myInt = 3 5 + 4 </text:p>
        </text:list-item>
        <text:list-item>
          <text:p text:style-name="_5f_code"><text:s/></text:p>
        </text:list-item>
        <text:list-item>
          <text:p text:style-name="_5f_code"><text:s/>Print "Expression 2: 3 5 + 4 is";myInt </text:p>
        </text:list-item>
        <text:list-item>
          <text:p text:style-name="_5f_code"><text:s/></text:p>
        </text:list-item>
        <text:list-item>
          <text:p text:style-name="_5f_code"><text:s/>'Expression 3 </text:p>
        </text:list-item>
        <text:list-item>
          <text:p text:style-name="_5f_code"><text:s/>myInt = 6 * 2 / 3 </text:p>
        </text:list-item>
        <text:list-item>
          <text:p text:style-name="_5f_code"><text:s/></text:p>
        </text:list-item>
        <text:list-item>
          <text:p text:style-name="_5f_code"><text:s/>Print "Expression 3: 6 * 2 / 3 is";myInt </text:p>
        </text:list-item>
        <text:list-item>
          <text:p text:style-name="_5f_code"><text:s/></text:p>
        </text:list-item>
        <text:list-item>
          <text:p text:style-name="_5f_code"><text:s/>'Expression 4 </text:p>
        </text:list-item>
        <text:list-item>
          <text:p text:style-name="_5f_code"><text:s/>myInt = 6 / 2 * 3 </text:p>
        </text:list-item>
        <text:list-item>
          <text:p text:style-name="_5f_code"><text:s/></text:p>
        </text:list-item>
        <text:list-item>
          <text:p text:style-name="_5f_code"><text:s/>Print "Expression 4: 6 / 2 * 3 is";myInt </text:p>
        </text:list-item>
        <text:list-item>
          <text:p text:style-name="_5f_code"><text:s/>Sleep </text:p>
        </text:list-item>
        <text:list-item>
          <text:p text:style-name="_5f_code">End </text:p>
        </text:list-item>
        <text:list-item>
          <text:p text:style-name="_5f_code"/>
        </text:list-item>
        <text:list-item>
          <text:p text:style-name="_5f_code"/>
        </text:list-item>
      </text:list>
      <text:p text:style-name="P1">Listing 5.2: sameprecedence.bas </text:p>
      <text:p text:style-name="P1"/>
      <text:p text:style-name="P1"><text:tab/>Analysis: In line 3 the working variable myInt is declared, since the program usesthe Option Explicit directive in line 1. In line 6 the expression has the + operator first andthe – second, while in line 11 the order has been reversed to test the evaluation order. </text:p>
      <text:p text:style-name="P1">The results are printed in lines 8 and 13. Line 16 and 21 use the * and / operators on thesame manner to test the order of evaluation and the results are printed in lines 18 and</text:p>
      <text:p text:style-name="P1"/>
      <text:p text:style-name="P1">23. </text:p>
      <text:p text:style-name="P1">Running the program produces the following result. </text:p>
      <text:p text:style-name="P1"/>
      <text:p text:style-name="P1">Expression 1: 3 + 5 4 </text:p>
      <text:p text:style-name="P1">is 4 </text:p>
      <text:p text:style-name="P1"/>
      <text:p text:style-name="P1"/>
      <text:p text:style-name="P1">Expression 2: 3 5 </text:p>
      <text:p text:style-name="P1"><text:soft-page-break/>+ 4 is 2 </text:p>
      <text:p text:style-name="P1"/>
      <text:p text:style-name="P1"/>
      <text:p text:style-name="P1">Expression 3: 6 * 2 / 3 is 4 </text:p>
      <text:p text:style-name="P1"/>
      <text:p text:style-name="P1"/>
      <text:p text:style-name="P1">Expression 4: 6 / 2 * 3 is 9 </text:p>
      <text:p text:style-name="P1"/>
      <text:p text:style-name="P1"/>
      <text:p text:style-name="P1">Output 5.2: Output of sameprecedence.bas </text:p>
      <text:p text:style-name="P1"/>
      <text:p text:style-name="P1">As you can see from the output each expression has been evaluated from left toright. In expression 1, 3 + 5 is 8 and subtracting 4 equals 4. In expression 2, 3 – 5 isequal to -2, and adding 4 equals 2. In expression 3, 6 * 2 is 12 and divide that by 3 andyou get 4. In expression 4, 6 /2 is 3 and multiplies by 3 results in 9. The program showsthat operators that have the same precedence level are evaluated from left to right. </text:p>
      <text:p text:style-name="P1"/>
      <text:p text:style-name="P1">This is the case where parenthesis are very helpful in ensuring that the evaluationorder is according to your program needs. When in doubt, always use parenthesis toensure that the result is what you want in your program. </text:p>
      <text:p text:style-name="P1"/>
      <text:h text:style-name="Heading_20_2" text:outline-level="2">Shortcut Arithmetic Operators </text:h>
      <text:p text:style-name="P1"/>
      <text:p text:style-name="P1">FreeBasic has a number of shortcut arithmetic operators similar to those found inthe C programming language. These operators have the same precedence as their singlecounterparts. The following table lists the shortcut operators. </text:p>
      <text:p text:style-name="P1"/>
      <text:p text:style-name="P1">Operator Syntax Comment </text:p>
      <text:p text:style-name="P1">+= B += expression Add B to expression andassign to B. </text:p>
      <text:p text:style-name="P1">-= B -= expression Subtract B to expressionand assign to B. </text:p>
      <text:p text:style-name="P1">*= B *= expression Multiply B to expression andassign to B. </text:p>
      <text:p text:style-name="P1">/= B /= expression Divide B by expression and </text:p>
      <text:p text:style-name="P1"/>
      <text:p text:style-name="P1"/>
      <text:p text:style-name="P1">Operator Syntax Comment </text:p>
      <text:p text:style-name="P1">assign to B. </text:p>
      <text:p text:style-name="P1">\= B \= expression Integer divide B byexpression and assign to B. </text:p>
      <text:p text:style-name="P1"/>
      <text:p text:style-name="P1">Table 5.3: Shortcut Arithmetic Operators </text:p>
      <text:p text:style-name="P1"/>
      <text:p text:style-name="P1">Using these operators will cut down on the typing you have to do, especially forstatements such as a = a + 1, which can be written as a += 1. </text:p>
      <text:p text:style-name="P1"/>
      <text:p text:style-name="P1"/>
      <text:h text:style-name="Heading_20_2" text:outline-level="2">Binary Number System </text:h>
      <text:p text:style-name="P1"/>
      <text:p text:style-name="P1">Computers use the binary, or base 2, numbering system to represent data. Base <text:soft-page-break/>2digits are the numbers 0 and 1. A single binary 1 or 0 is called a bit. Four bits is called anybble. Two nybbles, or 8 bits is called a byte and 2 bytes make up a word. The size of adata type determines how many bits are available to represent a particular number. A </text:p>
      <text:p text:style-name="P1">byte has 8 bits, a short has 16 bits, an integer has 32 bits and a longint has 64 bits. </text:p>
      <text:p text:style-name="P1"/>
      <text:p text:style-name="P1">You will notice that each data type is double the size of the previous data type.</text:p>
      <text:p text:style-name="P1">This is because the binary system uses powers of 2 to represent data. 20 is 1. 21 is 2. 22 is </text:p>
      <text:p text:style-name="P1"/>
      <text:p text:style-name="P1">4. 23 is 8. 24 is 16, and so on. To find the value of a binary number, you start from theright, which is position 0 and add the power of twos going left if there is a 1 in the bitposition. If a nybble is 1101, then the right-most position is 20, the next position left is </text:p>
      <text:p text:style-name="P1">skipped since it has a zero, followed by 22 and finally 23. Resolving the power terms givesyou 1 + 4 + 8 which equals 13. The value ranges for the different data types is a directresult of the number of bits in each data type. </text:p>
      <text:p text:style-name="P1">Being able to manipulate individual bits, bytes and words has a number of uses.</text:p>
      <text:p text:style-name="P1">For example, the messaging system of the Windows API use integers to store both the idof a control and event the control received, as the following code snippet shows. </text:p>
      <text:p text:style-name="P1"/>
      <text:p text:style-name="P1">1 </text:p>
      <text:p text:style-name="P1">Case WM_COMMAND2 </text:p>
      <text:p text:style-name="P1">wmId = Loword( wParam )</text:p>
      <text:p text:style-name="P1">3 </text:p>
      <text:p text:style-name="P1">wmEvent = Hiword( wParam ) </text:p>
      <text:p text:style-name="P1"/>
      <text:p text:style-name="P1"/>
      <text:p text:style-name="P1">Listing 5.3: Snippet from Windows Message Loop </text:p>
      <text:p text:style-name="P1"/>
      <text:p text:style-name="P1">In this snippet the id of the control is stored in the low word of wParam, and theevent number is stored in the high word. Since a word is 2 bytes or 16 bits, you can store65535 ids in a single word, using an unsigned data type, or 32767 ids for a signed datatype. This is a very efficient way to manage data in your program. </text:p>
      <text:p text:style-name="P1"/>
      <text:h text:style-name="Heading_20_2" text:outline-level="2">The Sign Bit </text:h>
      <text:p text:style-name="P1"/>
      <text:p text:style-name="P1">The sign bit, the leftmost bit, is used by the computer to determine if a signed datatype is negative or positive using the Two's Complement form of notation. To represent anegative number, the positive value of the number is negated, that is all the 1's arechanged to 0 and the 0's are changed to 1's, and 1 is added to that result. For example,</text:p>
      <text:p text:style-name="P1">binary 5 is 0000 0101. Negating all the bits results in 1111 1010. Adding 1 results in 11111011. Since the leftmost bit is 1, this is a negative number. </text:p>
      <text:p text:style-name="P1"/>
      <text:p text:style-name="P1"/>
      <text:p text:style-name="P1">We can confirm this by using the power of 2 notation which results in the following:</text:p>
      <text:p text:style-name="P1">-128 (27) + 64 (26) + 32 (25) + 16 (24) + 8 (23) + 0 + 2 (21) + 1 (20) = - 5. Remember, ifa bit is zero, we add zero to the total. The following program shows the binaryrepresentation of both positive 5 and negative five. </text:p>
      <text:p text:style-name="P1"><text:soft-page-break/></text:p>
      <text:p text:style-name="P1"/>
      <text:p text:style-name="P1"/>
      <text:p text:style-name="P1">Option Explicit </text:p>
      <text:p text:style-name="P1"/>
      <text:p text:style-name="P1"/>
      <text:p text:style-name="P1">Dim As Byte myByte </text:p>
      <text:p text:style-name="P1">Dim As String myBits </text:p>
      <text:p text:style-name="P1"/>
      <text:p text:style-name="P1"/>
      <text:p text:style-name="P1">myByte = 5 </text:p>
      <text:p text:style-name="P1">'Get the binary form of number </text:p>
      <text:p text:style-name="P1">myBits = Bin(myByte) </text:p>
      <text:p text:style-name="P1">'Append some leading zeros so print line up </text:p>
      <text:p text:style-name="P1">myBits = String(8 Len(</text:p>
      <text:p text:style-name="P1">myBits), "0") &amp; myBits </text:p>
      <text:p text:style-name="P1">'Print out nybbles with a space between so is is easier to read </text:p>
      <text:p text:style-name="P1">Print "myByte =";myByte;" which is binary "; </text:p>
      <text:p text:style-name="P1">Print Mid(myBits, 1, 4) &amp; " " &amp; Mid(myBits, 5, 4) </text:p>
      <text:p text:style-name="P1"/>
      <text:p text:style-name="P1"/>
      <text:p text:style-name="P1">myByte = 5 </text:p>
      <text:p text:style-name="P1">'Get the binary form of number </text:p>
      <text:p text:style-name="P1">myBits = Bin(myByte) </text:p>
      <text:p text:style-name="P1">'Append some leading zeros so print line up </text:p>
      <text:p text:style-name="P1">myBits = String(8 Len(</text:p>
      <text:p text:style-name="P1">myBits), "0") &amp; myBits </text:p>
      <text:p text:style-name="P1">'Print out nybbles with a space between so is is easier to read </text:p>
      <text:p text:style-name="P1">Print "myByte =";myByte;" which is binary "; </text:p>
      <text:p text:style-name="P1">Print Mid(myBits, 1, 4) &amp; " " &amp; Mid(myBits, 5, 4) </text:p>
      <text:p text:style-name="P1"/>
      <text:p text:style-name="P1"/>
      <text:p text:style-name="P1">Sleep </text:p>
      <text:p text:style-name="P1">End </text:p>
      <text:p text:style-name="P1"/>
      <text:p text:style-name="P1"/>
      <text:p text:style-name="P1">Listing 5.4: signbit.bas </text:p>
      <text:p text:style-name="P1"/>
      <text:p text:style-name="P1"><text:tab/>Analysis: Lines 3 and 4 declare the working variables, a byte that will represent theactual number and a string that will represent the binary value. In line 6 the myByte isset to 5. In line 8 the Bin function is used to return a string that represents the binaryvalue of 5. Since Bin does not return any leading 0's, the String function is used to padthe string to a full 8 bits for display purposes. </text:p>
      <text:p text:style-name="P1"/>
      <text:p text:style-name="P1">The first parameter of the String function is the number of characters to add andthe second parameter is the character to use to pad the string. Since a byte is 8 bitslong, subtracting the length of myBits from 8 will give the number of 0's to add to thestring, if the length of myBits is less than 8. In line 12 the numeric value of myByte isprinted, which is 5. A semi-colon is added to the end of print statement so that Print willnot print out a carriage return. </text:p>
      <text:p text:style-name="P1"><text:soft-page-break/></text:p>
      <text:p text:style-name="P1">In line 13 the binary string is printed in two groups of four, that is each nybble, tomake the display easier to read. The Mid function used in line 13 returns a portion of a </text:p>
      <text:p text:style-name="P1"/>
      <text:p text:style-name="P1"/>
      <text:p text:style-name="P1">string. The first parameter of the Mid function is the string, the second is the startposition and the third parameter is the number of characters to copy. The first Midreturns the first four characters, which is appended to a space using the &amp; operator,</text:p>
      <text:p text:style-name="P1">which in turn is appended to the last four characters. </text:p>
      <text:p text:style-name="P1"/>
      <text:p text:style-name="P1">Line 15 sets myByte to -5 and lines 17 through 22 format the output and display itto the screen. The program is ended in the usual manner. </text:p>
      <text:p text:style-name="P1"/>
      <text:p text:style-name="P1">When you run the program the following output is displayed. </text:p>
      <text:p text:style-name="P1"/>
      <text:p text:style-name="P1">myByte = 5 which is binary 0000 0101 </text:p>
      <text:p text:style-name="P1"/>
      <text:p text:style-name="P1"/>
      <text:p text:style-name="P1">myByte =5 </text:p>
      <text:p text:style-name="P1">which is binary 1111 1011 </text:p>
      <text:p text:style-name="P1"/>
      <text:p text:style-name="P1"/>
      <text:p text:style-name="P1">Output 5.3: Output of signbit.bas </text:p>
      <text:p text:style-name="P1"/>
      <text:p text:style-name="P1">You can see that the output for -5 matches the Two's Complement form. We canconfirm this by negating 1111 1011 which results in 0000 0100 and adding 1 whichresults in 0000 0101, or positive 5. </text:p>
      <text:p text:style-name="P1"/>
      <text:p text:style-name="P1">Why is this important? Signed data types have a smaller range of values thanunsigned data types because a bit is being used to represent the sign of the number. Ifyou are needing to store a large number of data values, such as ids, in a byte or integer,</text:p>
      <text:p text:style-name="P1">the number of possible values you can store depends on whether it is signed orunsigned. If the number of values needed exceed the range of a signed data type, thenuse an unsigned data type. </text:p>
      <text:p text:style-name="P1"/>
      <text:h text:style-name="Heading_20_2" text:outline-level="2">A Look Ahead </text:h>
      <text:p text:style-name="P1"/>
      <text:p text:style-name="P1">There are times when you need to manipulate individual bits and bytes of avariable. FreeBasic has a rich set of bitwise operators and macros that you will see in thenext chapte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5 Arithmetic Operators </dc:title>
    <dc:date>2016-02-24T22:06:14.541000000</dc:date>
    <meta:editing-duration>PT5M46S</meta:editing-duration>
    <meta:editing-cycles>2</meta:editing-cycles>
    <meta:generator>LibreOffice/5.1.0.3$Windows_x86 LibreOffice_project/5e3e00a007d9b3b6efb6797a8b8e57b51ab1f737</meta:generator>
    <meta:document-statistic meta:table-count="0" meta:image-count="0" meta:object-count="0" meta:page-count="8" meta:paragraph-count="204" meta:word-count="2753" meta:character-count="15107" meta:non-whitespace-character-count="12386"/>
    <meta:template xlink:type="simple" xlink:actuate="onRequest" xlink:title="" xlink:href="../fbeginnerm.odm" meta:date="2016-01-15T18:42:38.047000000"/>
  </office:meta>
</office:document-meta>
</file>